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000000168717F86B55B5604A3.png" manifest:media-type="image/png"/>
  <manifest:file-entry manifest:full-path="Pictures/10000000000001AF000000495841CCC866E39D37.png" manifest:media-type="image/png"/>
  <manifest:file-entry manifest:full-path="Pictures/1000000000000386000002AE87A3C78245DF455F.png" manifest:media-type="image/png"/>
  <manifest:file-entry manifest:full-path="Pictures/100000000000013A000000EA38BDE1DC0BA49EB6.png" manifest:media-type="image/png"/>
  <manifest:file-entry manifest:full-path="Pictures/1000000000000258000000AF1799477CF9CB41E7.png" manifest:media-type="image/png"/>
  <manifest:file-entry manifest:full-path="Pictures/1000000000000177000000F11C20B1AC4DA8F723.png" manifest:media-type="image/png"/>
  <manifest:file-entry manifest:full-path="Pictures/1000000000000323000000C2B2E435A52F2E398C.png" manifest:media-type="image/png"/>
  <manifest:file-entry manifest:full-path="Pictures/100000000000014A0000014B84C390C41DEB198F.png" manifest:media-type="image/png"/>
  <manifest:file-entry manifest:full-path="Pictures/100000000000005C0000001487C4AA3F53912CA2.png" manifest:media-type="image/png"/>
  <manifest:file-entry manifest:full-path="Pictures/1000000000000268000000D23B47B19327FD1F76.png" manifest:media-type="image/png"/>
  <manifest:file-entry manifest:full-path="Pictures/10000000000003000000006F881B963C3594448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outline1">
      <style:graphic-properties fo:min-height="8.88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2.41cm"/>
    </style:style>
    <style:style style:name="pr5" style:family="presentation" style:parent-style-name="Standard-outline1">
      <style:graphic-properties fo:min-height="12.323cm"/>
    </style:style>
    <style:style style:name="pr6" style:family="presentation" style:parent-style-name="Standard-outline1">
      <style:graphic-properties fo:min-height="5.747cm"/>
    </style:style>
    <style:style style:name="pr7" style:family="presentation" style:parent-style-name="Standard-title">
      <style:graphic-properties fo:min-height="2.4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color="#ce181e"/>
    </style:style>
    <style:style style:name="P4" style:family="paragraph">
      <loext:graphic-properties draw:fill="none"/>
    </style:style>
    <style:style style:name="P5" style:family="paragraph">
      <loext:graphic-properties draw:fill-color="#ffffff"/>
      <style:text-properties fo:font-size="23.3999996185303pt"/>
    </style:style>
    <style:style style:name="P6" style:family="paragraph">
      <loext:graphic-properties draw:fill-color="#ffffff"/>
      <style:text-properties fo:font-size="14pt"/>
    </style:style>
    <style:style style:name="P7" style:family="paragraph">
      <style:text-properties fo:color="#ff0000"/>
    </style:style>
    <style:style style:name="T1" style:family="text">
      <style:text-properties fo:color="#ce181e"/>
    </style:style>
    <style:style style:name="T2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2.629cm" svg:x="1.4cm" svg:y="0.628cm" presentation:class="title">
          <draw:text-box>
            <text:p>Henhouse</text:p>
          </draw:text-box>
        </draw:frame>
        <draw:frame presentation:style-name="pr2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1" draw:layer="layout" svg:width="25.4cm" svg:height="11.6cm" svg:x="1.4cm" svg:y="3cm">
          <draw:image xlink:href="Pictures/100000000000028000000168717F86B55B5604A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2">
        <office:forms form:automatic-focus="false" form:apply-design-mode="false"/>
        <draw:frame presentation:style-name="pr4" draw:text-style-name="P3" draw:layer="layout" svg:width="25.2cm" svg:height="2.41cm" svg:x="1.4cm" svg:y="0.737cm" presentation:class="title">
          <draw:text-box>
            <text:p><text:span text:style-name="T1">Choix de Lumière </text:span></text:p>
          </draw:text-box>
        </draw:frame>
        <draw:frame presentation:style-name="pr5" draw:layer="layout" svg:width="12.297cm" svg:height="10.395cm" svg:x="1.4cm" svg:y="3.675cm" presentation:class="outline" presentation:placeholder="true" presentation:user-transformed="true">
          <draw:text-box/>
        </draw:frame>
        <draw:frame presentation:style-name="pr6" draw:layer="layout" svg:width="12.297cm" svg:height="4.958cm" svg:x="14.313cm" svg:y="3.675cm" presentation:class="outline" presentation:placeholder="true" presentation:user-transformed="true">
          <draw:text-box/>
        </draw:frame>
        <draw:frame presentation:style-name="pr6" draw:layer="layout" svg:width="12.297cm" svg:height="4.958cm" svg:x="14.313cm" svg:y="9.105cm" presentation:class="outline">
          <draw:text-box>
            <text:list text:style-name="L2">
              <text:list-item>
                <text:p>2700 lm</text:p>
                <text:p/>
              </text:list-item>
              <text:list-item>
                <text:p>30 w</text:p>
              </text:list-item>
            </text:list>
          </draw:text-box>
        </draw:frame>
        <draw:frame draw:style-name="gr3" draw:text-style-name="P4" draw:layer="layout" svg:width="10.332cm" svg:height="5.893cm" svg:x="2.204cm" svg:y="5.787cm">
          <draw:image xlink:href="Pictures/1000000000000386000002AE87A3C78245DF455F.png" xlink:type="simple" xlink:show="embed" xlink:actuate="onLoad">
            <text:p/>
          </draw:image>
        </draw:frame>
        <draw:frame draw:style-name="gr3" draw:text-style-name="P4" draw:layer="layout" svg:width="12.57cm" svg:height="1.596cm" svg:x="14.327cm" svg:y="3.968cm">
          <draw:image xlink:href="Pictures/10000000000001AF000000495841CCC866E39D37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6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">
        <office:forms form:automatic-focus="false" form:apply-design-mode="false"/>
        <draw:frame presentation:style-name="pr7" draw:text-style-name="P3" draw:layer="layout" svg:width="25.2cm" svg:height="2.41cm" svg:x="1.4cm" svg:y="0.737cm" presentation:class="title">
          <draw:text-box>
            <text:p><text:span text:style-name="T1">Représentation Dialux</text:span></text:p>
          </draw:text-box>
        </draw:frame>
        <draw:frame presentation:style-name="pr5" draw:layer="layout" svg:width="25.2cm" svg:height="10.395cm" svg:x="1.4cm" svg:y="3.675cm" presentation:class="outline" presentation:placeholder="true" presentation:user-transformed="true">
          <draw:text-box/>
        </draw:frame>
        <draw:frame draw:style-name="gr3" draw:text-style-name="P4" draw:layer="layout" svg:width="10.937cm" svg:height="5.271cm" svg:x="1.663cm" svg:y="3.729cm">
          <draw:image xlink:href="Pictures/1000000000000177000000F11C20B1AC4DA8F723.png" xlink:type="simple" xlink:show="embed" xlink:actuate="onLoad">
            <text:p/>
          </draw:image>
        </draw:frame>
        <draw:frame draw:style-name="gr3" draw:text-style-name="P4" draw:layer="layout" svg:width="17.499cm" svg:height="3.827cm" svg:x="1.901cm" svg:y="10cm">
          <draw:image xlink:href="Pictures/1000000000000258000000AF1799477CF9CB41E7.png" xlink:type="simple" xlink:show="embed" xlink:actuate="onLoad">
            <text:p/>
          </draw:image>
        </draw:frame>
        <draw:frame draw:style-name="gr3" draw:text-style-name="P4" draw:layer="layout" svg:width="12.839cm" svg:height="5cm" svg:x="12.961cm" svg:y="4cm">
          <draw:image xlink:href="Pictures/1000000000000323000000C2B2E435A52F2E398C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6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3T3">
        <office:forms form:automatic-focus="false" form:apply-design-mode="false"/>
        <draw:frame presentation:style-name="pr4" draw:text-style-name="P7" draw:layer="layout" svg:width="25.2cm" svg:height="2.41cm" svg:x="1.4cm" svg:y="0.737cm" presentation:class="title">
          <draw:text-box>
            <text:p><text:span text:style-name="T2">Lampe 300 lux</text:span></text:p>
          </draw:text-box>
        </draw:frame>
        <draw:frame draw:style-name="gr4" draw:text-style-name="P1" draw:layer="layout" svg:width="12.297cm" svg:height="9.251cm" svg:x="1.398cm" svg:y="4.246cm" presentation:class="graphic">
          <draw:image xlink:href="Pictures/100000000000014A0000014B84C390C41DEB198F.png" xlink:type="simple" xlink:show="embed" xlink:actuate="onLoad">
            <text:p/>
          </draw:image>
        </draw:frame>
        <draw:frame presentation:style-name="pr5" draw:layer="layout" svg:width="12.297cm" svg:height="10.395cm" svg:x="14.311cm" svg:y="3.675cm" presentation:class="outline" presentation:placeholder="true" presentation:user-transformed="true">
          <draw:text-box/>
        </draw:frame>
        <draw:frame draw:style-name="gr5" draw:text-style-name="P1" draw:layer="layout" svg:width="11.244cm" svg:height="3.744cm" svg:x="14.992cm" svg:y="3.862cm">
          <draw:image xlink:href="Pictures/100000000000005C0000001487C4AA3F53912CA2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6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1">
        <office:forms form:automatic-focus="false" form:apply-design-mode="false"/>
        <draw:frame presentation:style-name="pr7" draw:text-style-name="P7" draw:layer="layout" svg:width="25.2cm" svg:height="2.41cm" svg:x="1.4cm" svg:y="0.737cm" presentation:class="title">
          <draw:text-box>
            <text:p><text:span text:style-name="T2">Représentation Dialux</text:span></text:p>
          </draw:text-box>
        </draw:frame>
        <draw:frame presentation:style-name="pr5" draw:layer="layout" svg:width="25.2cm" svg:height="10.395cm" svg:x="1.4cm" svg:y="3.675cm" presentation:class="outline" presentation:placeholder="true" presentation:user-transformed="true">
          <draw:text-box/>
        </draw:frame>
        <draw:frame draw:style-name="gr5" draw:text-style-name="P1" draw:layer="layout" svg:width="9.598cm" svg:height="5.419cm" svg:x="1.866cm" svg:y="4.005cm">
          <draw:image xlink:href="Pictures/100000000000013A000000EA38BDE1DC0BA49EB6.png" xlink:type="simple" xlink:show="embed" xlink:actuate="onLoad">
            <text:p/>
          </draw:image>
        </draw:frame>
        <draw:frame draw:style-name="gr5" draw:text-style-name="P1" draw:layer="layout" svg:width="15.32cm" svg:height="4.427cm" svg:x="11.28cm" svg:y="4.005cm">
          <draw:image xlink:href="Pictures/1000000000000268000000D23B47B19327FD1F76.png" xlink:type="simple" xlink:show="embed" xlink:actuate="onLoad">
            <text:p/>
          </draw:image>
        </draw:frame>
        <draw:frame draw:style-name="gr5" draw:text-style-name="P1" draw:layer="layout" svg:width="16.862cm" svg:height="4.227cm" svg:x="4.938cm" svg:y="9.6cm">
          <draw:image xlink:href="Pictures/10000000000003000000006F881B963C35944489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6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7T09:25:11.645000000</meta:creation-date>
    <dc:date>2019-04-07T09:52:34.245000000</dc:date>
    <meta:editing-duration>PT5M5S</meta:editing-duration>
    <meta:editing-cycles>1</meta:editing-cycles>
    <meta:document-statistic meta:object-count="54"/>
    <meta:generator>LibreOffice/6.0.7.3$Windows_X86_64 LibreOffice_project/dc89aa7a9eabfd848af146d5086077aeed2ae4a5</meta:generator>
  </office:meta>
</office:document-meta>
</file>